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xecTask.create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RExecClient.sendString( String s , boolean echo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xecRead.execute( AntRExecClient r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set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creat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xecTask.setInitialC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Write.setEcho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xecClient.waitForString( String s , Integer timeo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ntRExecClient.waitForEOF( Integer time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ExecTask.handleMultipleTasks( AntRExecClient rexe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xecTask.setPassword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setTimeout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xecClient.waitFor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Read.setDefaultTimeout( Integer default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xecRead.setTimeout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setUserid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Write.execute( AntRExecClient r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SubTask.set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set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SubTask.execute( AntRExecClient rex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login( AntRExecClient rex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xecTask.setServer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SubTask.add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Task.execut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